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rvo</text:h>
      <text:p text:style-name="Standard"/>
      <text:p text:style-name="Standard">#!/usr/bin/env python</text:p>
      <text:p text:style-name="Standard"># -*- coding: utf-8 -*-</text:p>
      <text:p text:style-name="Standard"/>
      <text:p text:style-name="Standard">################################################</text:p>
      <text:p text:style-name="Standard"># Module: <text:s text:c="2"/>servo.py</text:p>
      <text:p text:style-name="Standard"># Created: <text:s/>2 April 2008</text:p>
      <text:p text:style-name="Standard"># Author: <text:s text:c="2"/>Brian D. Wendt</text:p>
      <text:p text:style-name="Standard"># <text:s text:c="2"/>http://principialabs.com/</text:p>
      <text:p text:style-name="Standard"># Version: <text:s/>0.2</text:p>
      <text:p text:style-name="Standard"># License: <text:s/>GPLv3</text:p>
      <text:p text:style-name="Standard"># <text:s text:c="2"/>http://www.fsf.org/licensing/</text:p>
      <text:p text:style-name="Standard">'''</text:p>
      <text:p text:style-name="Standard">Provides a serial connection abstraction layer</text:p>
      <text:p text:style-name="Standard">for use with Arduino "MultipleServos" sketch.</text:p>
      <text:p text:style-name="Standard">'''</text:p>
      <text:p text:style-name="Standard">################################################</text:p>
      <text:p text:style-name="Standard"/>
      <text:p text:style-name="Standard">import serial</text:p>
      <text:p text:style-name="Standard"/>
      <text:p text:style-name="Standard">usbport = '/dev/ttyUSB1'</text:p>
      <text:p text:style-name="Standard"/>
      <text:p text:style-name="Standard">#ser = serial.Serial(usbport, 9600, timeout=1)</text:p>
      <text:p text:style-name="Standard">ser = serial.Serial(usbport, 9600)</text:p>
      <text:p text:style-name="Standard">print ser</text:p>
      <text:p text:style-name="Standard"/>
      <text:p text:style-name="Standard">def move(servo, angle):</text:p>
      <text:p text:style-name="Standard"><text:s text:c="4"/>'''Moves the specified servo to the supplied angle.</text:p>
      <text:p text:style-name="Standard"><text:s text:c="4"/>Arguments:</text:p>
      <text:p text:style-name="Standard"><text:s text:c="8"/>servo - the servo number to command, an integer from 1-4</text:p>
      <text:p text:style-name="Standard"><text:s text:c="8"/>angle - the desired servo angle, an integer from 0 to 180</text:p>
      <text:p text:style-name="Standard"><text:s text:c="4"/>(e.g.) &gt;&gt;&gt; servo.move(2, 90) ... # "move servo #2 to 90 degrees"'''</text:p>
      <text:p text:style-name="Standard"/>
      <text:p text:style-name="Standard"><text:s text:c="4"/>if (0 &lt;= angle &lt;= 180):</text:p>
      <text:p text:style-name="Standard"><text:s text:c="8"/>ser.write(chr(255))</text:p>
      <text:p text:style-name="Standard"><text:s text:c="8"/>ser.write(chr(servo))</text:p>
      <text:p text:style-name="Standard"><text:s text:c="8"/>ser.write(chr(angle))</text:p>
      <text:p text:style-name="Standard"><text:s text:c="4"/>else:</text:p>
      <text:p text:style-name="Standard"><text:s text:c="8"/>print "Servo angle must be an integer between 0 and 180.\n"</text:p>
      <text:p text:style-name="Standard"><text:s text:c="8"/></text:p>
      <text:p text:style-name="Standard">def move_motor(whichmotor,whichway):</text:p>
      <text:p text:style-name="Standard"><text:tab/>#print "write motor\n";</text:p>
      <text:p text:style-name="Standard"><text:s text:c="8"/>ser.write(chr(255))</text:p>
      <text:p text:style-name="Standard"><text:s text:c="8"/>ser.write(chr(whichmotor))</text:p>
      <text:p text:style-name="Standard"><text:s text:c="8"/>ser.write(chr(whichway)) </text:p>
      <text:p text:style-name="Standard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30T10:45:07</meta:creation-date>
    <dc:date>2010-04-30T10:49:57</dc:date>
    <meta:editing-duration>PT00H00M30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1" meta:paragraph-count="40" meta:word-count="139" meta:character-count="1178"/>
  </office:meta>
</office:document-meta>
</file>